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5b03c" officeooo:paragraph-rsid="0015b03c"/>
    </style:style>
    <style:style style:name="P2" style:family="paragraph" style:parent-style-name="Standard" style:list-style-name="L2">
      <style:text-properties officeooo:paragraph-rsid="0015b03c"/>
    </style:style>
    <style:style style:name="T1" style:family="text">
      <style:text-properties officeooo:rsid="0015b0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87775893941939794" text:style-name="L2">
        <text:list-item>
          <text:p text:style-name="P1">Connect AVR programmer to ICSP header on SysMon board (and to USB on your computer)</text:p>
        </text:list-item>
        <text:list-item>
          <text:p text:style-name="P1">Call avrdude program</text:p>
          <text:list>
            <text:list-item>
              <text:p text:style-name="P1">terminal &gt;&gt; avrdude -option1 -option2 …</text:p>
              <text:list>
                <text:list-item>
                  <text:p text:style-name="P1">The following is an example of what Arduino calls to program a chip without a bootloader:</text:p>
                  <text:list>
                    <text:list-item>
                      <text:p text:style-name="P2"><text:span text:style-name="T1">/opt/arduino-1.6.4/hardware/tools/avr/bin/avrdude -C/opt/arduino-1.6.4/hardware/tools/avr/etc/avrdude.conf -v -patmega32u4 -cstk500v2 -Pusb -Uflash:w:/home/danny/repos/git/waggle/wagman/manager/sysmanager/bin/sysmanager.cpp.hex:i</text:span></text:p>
                    </text:list-item>
                    <text:list-item>
                      <text:p text:style-name="P1">For an explanation of those options, see avrdude documentation</text:p>
                    </text:list-item>
                    <text:list-item>
                      <text:p text:style-name="P1">The .hex file is the firmware file that you're trying to burn onto the chi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If you'd like to burn the Arduino bootloader onto the chip:</text:p>
          <text:list>
            <text:list-item>
              <text:p text:style-name="P1">Connect AVR programmer</text:p>
            </text:list-item>
            <text:list-item>
              <text:p text:style-name="P1">Launch Arduino IDE (you may need sudo)</text:p>
            </text:list-item>
            <text:list-item>
              <text:p text:style-name="P1">Go to Tools &gt; Burn Bootloa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5-08-07T15:02:25.126024622</meta:creation-date>
    <dc:date>2015-08-07T15:11:17.878140400</dc:date>
    <dc:creator>Danny </dc:creator>
    <meta:editing-duration>PT8M52S</meta:editing-duration>
    <meta:editing-cycles>1</meta:editing-cycles>
    <meta:document-statistic meta:table-count="0" meta:image-count="0" meta:object-count="0" meta:page-count="1" meta:paragraph-count="11" meta:word-count="109" meta:character-count="756" meta:non-whitespace-character-count="669"/>
    <meta:generator>LibreOffice/5.0.0.5$Linux_X86_64 LibreOffice_project/00m0$Build-5</meta:generator>
  </office:meta>
</office:document-meta>
</file>